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A0000006F5558C18C760BAF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ffffff" draw:textarea-horizontal-align="justify" draw:textarea-vertical-align="middle" draw:auto-grow-height="false" fo:min-height="3.306cm" fo:min-width="2.294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0.131cm" fo:min-width="0.64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3.556cm" svg:x="5.699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43cm" svg:height="0.381cm" svg:x="6.461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05cm" svg:height="2.35cm" svg:x="6.207cm" svg:y="5.635cm">
          <draw:image xlink:href="Pictures/100002010000005A0000006F5558C18C760BAF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2:33:13.389528920</meta:creation-date>
    <dc:date>2020-01-06T15:56:51.292801129</dc:date>
    <meta:editing-duration>PT8M48S</meta:editing-duration>
    <meta:editing-cycles>2</meta:editing-cycles>
    <meta:generator>LibreOffice/6.0.7.3$Linux_X86_64 LibreOffice_project/00m0$Build-3</meta:generator>
    <meta:document-statistic meta:object-count="3"/>
  </office:meta>
</office:document-meta>
</file>